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2.04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033_5f_sand_5f_RT_5f_langsam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33_sand_RT_langsa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4H53M39S" calcext:value-type="time">
            <text:p>14:53:39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07M50S" calcext:value-type="time">
            <text:p>15:07:50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16M12S" calcext:value-type="time">
            <text:p>15:16:12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0.409" calcext:value-type="float">
            <text:p>0,4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23M37S" calcext:value-type="time">
            <text:p>15:23:3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31M55S" calcext:value-type="time">
            <text:p>15:31:55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0.403" calcext:value-type="float">
            <text:p>0,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37M57S" calcext:value-type="time">
            <text:p>15:37:5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405" calcext:value-type="float">
            <text:p>0,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43M30S" calcext:value-type="time">
            <text:p>15:43:30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49M54S" calcext:value-type="time">
            <text:p>15:49:54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5H56M37S" calcext:value-type="time">
            <text:p>15:56:3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02M54S" calcext:value-type="time">
            <text:p>16:02:54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office:value-type="float" office:value="0.405" calcext:value-type="float">
            <text:p>0,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09M23S" calcext:value-type="time">
            <text:p>16:09:23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float" office:value="0.407" calcext:value-type="float">
            <text:p>0,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16M22S" calcext:value-type="time">
            <text:p>16:16:22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office:value-type="float" office:value="0.407" calcext:value-type="float">
            <text:p>0,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22M37S" calcext:value-type="time">
            <text:p>16:22:3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29M05S" calcext:value-type="time">
            <text:p>16:29:05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35M58S" calcext:value-type="time">
            <text:p>16:35:58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47M17S" calcext:value-type="time">
            <text:p>16:47:1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office:value-type="float" office:value="0.409" calcext:value-type="float">
            <text:p>0,4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6H55M17S" calcext:value-type="time">
            <text:p>16:55:1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,5</text:p>
          </table:table-cell>
          <table:table-cell office:value-type="float" office:value="0.409" calcext:value-type="float">
            <text:p>0,4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01M56S" calcext:value-type="time">
            <text:p>17:01:56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08M57S" calcext:value-type="time">
            <text:p>17:08:57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,5</text:p>
          </table:table-cell>
          <table:table-cell office:value-type="float" office:value="0.409" calcext:value-type="float">
            <text:p>0,4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14M59S" calcext:value-type="time">
            <text:p>17:14:59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office:value-type="float" office:value="0.407" calcext:value-type="float">
            <text:p>0,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21M45S" calcext:value-type="time">
            <text:p>17:21:45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28M44S" calcext:value-type="time">
            <text:p>17:28:44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office:value-type="float" office:value="0.403" calcext:value-type="float">
            <text:p>0,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35M50S" calcext:value-type="time">
            <text:p>17:35:50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42M09S" calcext:value-type="time">
            <text:p>17:42:09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47M52S" calcext:value-type="time">
            <text:p>17:47:52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7H54M05S" calcext:value-type="time">
            <text:p>17:54:05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,5</text:p>
          </table:table-cell>
          <table:table-cell office:value-type="float" office:value="0.405" calcext:value-type="float">
            <text:p>0,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8H00M26S" calcext:value-type="time">
            <text:p>18:00:26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,5</text:p>
          </table:table-cell>
          <table:table-cell office:value-type="float" office:value="0.404" calcext:value-type="float">
            <text:p>0,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8H06M45S" calcext:value-type="time">
            <text:p>18:06:45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,5</text:p>
          </table:table-cell>
          <table:table-cell office:value-type="float" office:value="0.406" calcext:value-type="float">
            <text:p>0,4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8H12M40S" calcext:value-type="time">
            <text:p>18:12:40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02-09</text:p>
          </table:table-cell>
          <table:table-cell table:style-name="ce2" office:value-type="time" office:time-value="PT18H19M38S" calcext:value-type="time">
            <text:p>18:19:38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 think this is ball radius</text:p>
          </table:table-cell>
          <table:table-cell office:value-type="string" calcext:value-type="string">
            <text:p>I think this is thickness</text:p>
          </table:table-cell>
          <table:table-cell office:value-type="string" calcext:value-type="string">
            <text:p>I think this is sample radius</text:p>
          </table:table-cell>
          <table:table-cell/>
          <table:table-cell table:style-name="ce2"/>
          <table:table-cell table:number-columns-repeated="1018"/>
        </table:table-row>
        <table:table-row table:style-name="ro1" table:number-rows-repeated="22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3_5f_sand_5f_RT_5f_langsam" style:display-name="PageStyle_033_sand_RT_langs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fk</meta:initial-creator>
    <meta:creation-date>2018-07-04T12:20:05</meta:creation-date>
    <dc:date>2025-12-11T12:15:17.515000000</dc:date>
    <meta:editing-duration>PT18M30S</meta:editing-duration>
    <meta:generator>LibreOffice/7.3.3.2$Windows_X86_64 LibreOffice_project/d1d0ea68f081ee2800a922cac8f79445e4603348</meta:generator>
    <meta:editing-cycles>1</meta:editing-cycles>
    <meta:document-statistic meta:table-count="3" meta:cell-count="223" meta:object-count="0"/>
    <meta:user-defined meta:name="AppVersion">16.0300</meta:user-defined>
  </office:meta>
</office:document-meta>
</file>